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d1810" officeooo:paragraph-rsid="000d1810" style:font-weight-asian="bold" style:font-weight-complex="bold"/>
    </style:style>
    <style:style style:name="P2" style:family="paragraph" style:parent-style-name="Standard">
      <style:text-properties fo:font-weight="bold" officeooo:rsid="000d1810"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2efae2" officeooo:paragraph-rsid="002efae2" style:font-weight-asian="bold" style:font-weight-complex="bold"/>
    </style:style>
    <style:style style:name="P5" style:family="paragraph" style:parent-style-name="Standard">
      <style:text-properties fo:font-weight="bold" officeooo:rsid="003e73ab" officeooo:paragraph-rsid="003e73ab" style:font-weight-asian="bold" style:font-weight-complex="bold"/>
    </style:style>
    <style:style style:name="P6" style:family="paragraph" style:parent-style-name="Standard">
      <style:text-properties officeooo:rsid="000ee849" officeooo:paragraph-rsid="000ee849"/>
    </style:style>
    <style:style style:name="P7" style:family="paragraph" style:parent-style-name="Standard">
      <style:text-properties officeooo:rsid="000fcb0c" officeooo:paragraph-rsid="000fcb0c"/>
    </style:style>
    <style:style style:name="P8" style:family="paragraph" style:parent-style-name="Standard">
      <style:text-properties officeooo:rsid="00105090" officeooo:paragraph-rsid="00105090"/>
    </style:style>
    <style:style style:name="P9" style:family="paragraph" style:parent-style-name="Standard">
      <style:text-properties officeooo:rsid="00127b94" officeooo:paragraph-rsid="00127b94"/>
    </style:style>
    <style:style style:name="P10" style:family="paragraph" style:parent-style-name="Standard">
      <style:text-properties fo:font-weight="normal" officeooo:rsid="000d1810" officeooo:paragraph-rsid="000d1810" style:font-weight-asian="normal" style:font-weight-complex="normal"/>
    </style:style>
    <style:style style:name="P11" style:family="paragraph" style:parent-style-name="Standard">
      <style:text-properties officeooo:rsid="003834b9" officeooo:paragraph-rsid="003834b9"/>
    </style:style>
    <style:style style:name="P12" style:family="paragraph" style:parent-style-name="Standard">
      <style:text-properties officeooo:rsid="003e73ab" officeooo:paragraph-rsid="003e73ab"/>
    </style:style>
    <style:style style:name="T1" style:family="text">
      <style:text-properties officeooo:rsid="000d1810"/>
    </style:style>
    <style:style style:name="T2" style:family="text">
      <style:text-properties fo:font-weight="bold" style:font-weight-asian="bold" style:font-weight-complex="bold"/>
    </style:style>
    <style:style style:name="T3" style:family="text">
      <style:text-properties fo:font-weight="bold" officeooo:rsid="000d181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ee849" style:font-weight-asian="normal" style:font-weight-complex="normal"/>
    </style:style>
    <style:style style:name="T6" style:family="text">
      <style:text-properties officeooo:rsid="0010a6e3"/>
    </style:style>
    <style:style style:name="T7" style:family="text">
      <style:text-properties officeooo:rsid="00155251"/>
    </style:style>
    <style:style style:name="T8" style:family="text">
      <style:text-properties officeooo:rsid="001725fd"/>
    </style:style>
    <style:style style:name="T9" style:family="text">
      <style:text-properties officeooo:rsid="0019ee18"/>
    </style:style>
    <style:style style:name="T10" style:family="text">
      <style:text-properties officeooo:rsid="001c12ca"/>
    </style:style>
    <style:style style:name="T11" style:family="text">
      <style:text-properties officeooo:rsid="00225eab"/>
    </style:style>
    <style:style style:name="T12" style:family="text">
      <style:text-properties officeooo:rsid="00243f5e"/>
    </style:style>
    <style:style style:name="T13" style:family="text">
      <style:text-properties officeooo:rsid="002765a9"/>
    </style:style>
    <style:style style:name="T14" style:family="text">
      <style:text-properties officeooo:rsid="00302fbd"/>
    </style:style>
    <style:style style:name="T15" style:family="text">
      <style:text-properties officeooo:rsid="003c2828"/>
    </style:style>
    <style:style style:name="T16" style:family="text">
      <style:text-properties officeooo:rsid="003e73ab"/>
    </style:style>
    <style:style style:name="T17" style:family="text">
      <style:text-properties officeooo:rsid="004444f1"/>
    </style:style>
    <style:style style:name="T18" style:family="text">
      <style:text-properties officeooo:rsid="004581e9"/>
    </style:style>
    <style:style style:name="T19" style:family="text">
      <style:text-properties officeooo:rsid="004696a1"/>
    </style:style>
    <style:style style:name="T20" style:family="text">
      <style:text-properties officeooo:rsid="004ac82d"/>
    </style:style>
    <style:style style:name="T21" style:family="text">
      <style:text-properties officeooo:rsid="004d0781"/>
    </style:style>
    <style:style style:name="T22" style:family="text">
      <style:text-properties officeooo:rsid="004ebbde"/>
    </style:style>
    <style:style style:name="T23" style:family="text">
      <style:text-properties officeooo:rsid="00545630"/>
    </style:style>
    <style:style style:name="T24" style:family="text">
      <style:text-properties officeooo:rsid="0059b4e3"/>
    </style:style>
    <style:style style:name="T25" style:family="text">
      <style:text-properties officeooo:rsid="005b59a8"/>
    </style:style>
    <style:style style:name="T26" style:family="text">
      <style:text-properties officeooo:rsid="00611b4f"/>
    </style:style>
    <style:style style:name="T27" style:family="text">
      <style:text-properties officeooo:rsid="00650e8d"/>
    </style:style>
    <style:style style:name="T28" style:family="text">
      <style:text-properties officeooo:rsid="006759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tab/><text:tab/><text:span text:style-name="T1">ULTIMATUM DOSYASI</text:span><text:span text:style-name="T19">NIN DEĞERİ</text:span></text:p>
      <text:p text:style-name="P3"/>
      <text:p text:style-name="P2">ILLUMINATIYE ULTIMATUM DOSYASININ İNSANLIK İÇİN GETİRİSİ</text:p>
      <text:p text:style-name="Standard"/>
      <text:p text:style-name="Standard"><text:span text:style-name="T2">- </text:span><text:span text:style-name="T3">ILLUMINATIYE ULTIMATUM DOSYASI</text:span><text:span text:style-name="T1">’nı en az 10 milyon örgüt ajanına </text:span><text:span text:style-name="T9">gönderilmesindeki</text:span><text:span text:style-name="T1"> dünyanın kazancı şudur;</text:span></text:p>
      <text:p text:style-name="Standard"/>
      <text:p text:style-name="Standard"><text:span text:style-name="T3">1. Kazanç :</text:span><text:span text:style-name="T1"> Bu insanlar sicillerini sildirmek için pandemilerin ilaçlarını ve hastalıkların ilaçlarını alıp devletlerin ordularına verecekler. Bu şekilde bütün hastalıklar bütün dünyadan yok olacak.</text:span></text:p>
      <text:p text:style-name="Standard"/>
      <text:p text:style-name="P1">2. Kazanç : <text:span text:style-name="T4">Server’lardan Hz. Mehdi a.s ile ilgili kayıtları çekip devletlerin ordularına verdiğinizde herkes bu kayıtları görecek ve bu örgütler suç işlemeyecekler. Çünkü suç işlediklerinde ne olacağınız biliyorlar. O kayıtları izleyenler bunu bilir.</text:span></text:p>
      <text:p text:style-name="P10"/>
      <text:p text:style-name="P1">3. Kazanç : <text:span text:style-name="T4">Bütün devletler 1 gün içinde devletlerini bu örgütlerin işgalci ajanlarından temizleyecekler. Bu şekilde dünyadaki bu örgütlerin devletler üzerinden çıkarttıkları bütün savaş ve kargaşalar duracaktır. Dünyadaki bütün savaşları tek gün içinde durduracaksınız.</text:span></text:p>
      <text:p text:style-name="P10"/>
      <text:p text:style-name="P1">4. Kazanç :<text:span text:style-name="T4"> Kaçırılıp yeraltı hapishanelerine ve adalara götürülen en az 130 milyon insanı tek 1 gün içinde kurtaracaksınız.</text:span></text:p>
      <text:p text:style-name="P10"/>
      <text:p text:style-name="P1">5. Kazanç : <text:span text:style-name="T4">Dron ve Savaş robotları ve diğer teknolojilerin hiçbir değeri olmayacak çünkü dijital teknolojilerin çalışmasını durduru</text:span><text:span text:style-name="T5">lur ve bu şekilde bu tür şeylerden kurtulacaklar.</text:span></text:p>
      <text:p text:style-name="P10"/>
      <text:p text:style-name="P1">6. Kazanç :<text:span text:style-name="T4"> Bu insanların sicillerini sildirmekle kalmayıp onları zengin ve sağlıklı bir hayat verdik. Aynı zamanda ordulardan güvenlikte aldılar.</text:span></text:p>
      <text:p text:style-name="P10"/>
      <text:p text:style-name="P1">7. Kazanç :<text:span text:style-name="T4"> </text:span><text:span text:style-name="T5">Estetik ajanların tamamına muska ile güvenlik ve makale ile islam dinine girmelerine vesile olduk.</text:span></text:p>
      <text:p text:style-name="Standard"/>
      <text:p text:style-name="P6"><text:span text:style-name="T2">8. Kazanç :</text:span> Estetik ajanların tamamı bu örgütlerin işlerinde bu örgütler tarafından kaçırılacaktır ve bu insanlara kendilerini kurtarmak için bir şans verdik. Çünkü bu örgütler kimseyi emekli etmiyor ve emeklilik falan saçmalık çünkü bu örgütlerin çok fazla suçu var bu yüzden kimseyi emekli etmiyor ve kaçırdılar. Buna en az 130 milyon kaçırılan insan örneği var.</text:p>
      <text:p text:style-name="P6"/>
      <text:p text:style-name="P6"><text:span text:style-name="T2">9. Kazanç :</text:span> Devletler işgal altında oldukları sürece bu zulüm devam edecektir ve devletler işgalden kurtarılması insanlık için yapılması gereken bir hizmettir.</text:p>
      <text:p text:style-name="P6"/>
      <text:p text:style-name="P7"><text:span text:style-name="T2">10. Kazanç :</text:span> Gelecekte kimse silahlarla savaşamayacaktır çünkü silahların patlaması durduruldu. Bu şekilde dünyadaki bütün silahlar durduruldu. Bu suçlar ve savaşlar durduruldu.</text:p>
      <text:p text:style-name="P7"/>
      <text:p text:style-name="P8"><text:span text:style-name="T2">11. Kazanç :</text:span> Dünyadaki bütün savaşlar tek gün içinde durduruldu çünkü herkes kendi devleti ile ve kaçırılan insanlar<text:span text:style-name="T6">ı</text:span><text:span text:style-name="T10">n götürüldüğü yeraltı hapishaneleri ile</text:span> uğraşacaktır.</text:p>
      <text:p text:style-name="P8"/>
      <text:p text:style-name="P11"><text:span text:style-name="T2">12. Kazanç :</text:span> Tek 1 gün içinde 200 civarındaki bütün ülkelerin ordularını bu örgütlerin zulümlerini durdurmak için bu örgütlerin karşısına diktik. <text:span text:style-name="T15">Çünkü devletleri işgal altında.</text:span></text:p>
      <text:p text:style-name="P7"/>
      <text:p text:style-name="P9">Etc. </text:p>
      <text:p text:style-name="P5"/>
      <text:p text:style-name="P5">ILLUMINATI<text:span text:style-name="T18">YE</text:span> ULTIMATUM DOSYASI’nı ilk başta bin kişiye göndererek buna başlayın ta ki bu dosya 10 milyon estetik örgüt ajanına ulaşana kadar bu dosyayı estetik ajanlara göndermeye devam edin. Bu aynı zamanda onlara hidayet vesilesi de olacaktır.</text:p>
      <text:p text:style-name="P4"><text:soft-page-break/>- Bu örgütler faaliyet yürütükleri an bu dosyayı tekrar <text:span text:style-name="T16">ve tekrar </text:span>bu örgütle<text:span text:style-name="T14">ri</text:span>n ajanlarına gönderin, <text:span text:style-name="T17">faaliyetleri durdurulur.</text:span></text:p>
      <text:p text:style-name="P4"/>
      <text:p text:style-name="P4">- <text:span text:style-name="T19">ILLUMINATIYE ULTIMATUM DOSYASI’nı en az yüz bin estetik örgüt ajanına gönderirseniz </text:span><text:span text:style-name="T20">t</text:span><text:span text:style-name="T19">ek günde maksimum kazanç elde edilir. </text:span><text:span text:style-name="T20">Çünkü 28 ya da 134 tane devlet yok 200 civarında devlet var ve bu dosyanın da en az yüz bin kişiye ulaştırılması gerekiyor ki maksimum kazanç elde edilebilsin.</text:span><text:span text:style-name="T19"> Bu örgütlerin kaçırıp yeraltı hapishanelerine götürüldüğü insanlardan kurtulan her bir kişi bu plan sayesinde kurtuldu. Bu planı uygulamaya geçirin. </text:span><text:span text:style-name="T22">O dosyayı n</text:span><text:span text:style-name="T21">e kadar çok kişiye ulaştırırsanız o kadar çok kazanç elde edilir </text:span><text:span text:style-name="T22">ve bunun için en az 100 bin kişiye o dosyanın ulaşması ve bu sayının 10 milyona ulaşana kadar buna devam ed</text:span><text:span text:style-name="T23">i</text:span><text:span text:style-name="T22">lmesi zorunlu bir durumdur ve buna 10 ay geç kalınmış durumdadır. </text:span><text:span text:style-name="T24">Herşey halledildi</text:span><text:span text:style-name="T23"> sadece bunun uygulanması gerekiyor. </text:span><text:span text:style-name="T24">Bunu en az yüz bin kişiye gönderirseniz en az </text:span><text:span text:style-name="T27">10</text:span><text:span text:style-name="T24">00’</text:span><text:span text:style-name="T27">i</text:span><text:span text:style-name="T24"> başarılı olur ve 200 civarında devlet var. </text:span><text:span text:style-name="T26">200 civarındaki</text:span><text:span text:style-name="T24"> devletlerin orduları ve Hz. Mehdi a.s destek kuvvet olacaklar aynı zamanda dijital silahlarda durdur</text:span><text:span text:style-name="T28">uldu</text:span><text:span text:style-name="T24">. Her konuda avantaj elde edildi. </text:span><text:span text:style-name="T25">Sadece uygulamaya geçirilmesi kaldı. </text:span><text:span text:style-name="T28">Bunun uygulanması için sadece ILLUMINATIYE ULTIMATUM DOSYASI’nın bu örgütlerin ajanlarına gönderilmesi yeterlidir. Herşey bu kadar kolay ve kendiliğinden hallolacak.</text:span></text:p>
      <text:p text:style-name="P4"/>
      <text:p text:style-name="P9"/>
      <text:p text:style-name="P9">BU KADARINI BİLMENİZ <text:span text:style-name="T13">HERŞEY İÇİN DAHA SAĞLIKLI</text:span>.</text:p>
      <text:p text:style-name="P7"/>
      <text:p text:style-name="P8"><text:span text:style-name="T2">NOT : </text:span>Bu örgütler kimseyi emekli etm<text:span text:style-name="T7">edi </text:span>çünkü çok fazla suçları var ve sizi kullanıp kaçıracaklar. Hafızanızı da silecekler ve bunları unutacaksınız. <text:span text:style-name="T8">Bu da </text:span><text:span text:style-name="T11">sizin için </text:span><text:span text:style-name="T8">en iyi ihtimal. </text:span><text:span text:style-name="T12">Bu örgütlere çalışırsanız Hz. Mehdi a.s sizi kesecek.</text:span></text:p>
      <text:p text:style-name="P8"/>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1T13:39:36.332265461</meta:creation-date>
    <dc:date>2022-11-13T14:45:03.688275096</dc:date>
    <meta:editing-duration>PT38M23S</meta:editing-duration>
    <meta:editing-cycles>34</meta:editing-cycles>
    <meta:generator>LibreOffice/7.3.6.2$Linux_X86_64 LibreOffice_project/30$Build-2</meta:generator>
    <meta:document-statistic meta:table-count="0" meta:image-count="0" meta:object-count="0" meta:page-count="2" meta:paragraph-count="21" meta:word-count="618" meta:character-count="4368" meta:non-whitespace-character-count="3767"/>
  </office:meta>
</office:document-meta>
</file>